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940309762954711" calcext:value-type="float">
            <text:p>0.940309763</text:p>
          </table:table-cell>
          <table:table-cell office:value-type="float" office:value="3.21419644355773" calcext:value-type="float">
            <text:p>3.2141964436</text:p>
          </table:table-cell>
          <table:table-cell office:value-type="float" office:value="2.0778362751007" calcext:value-type="float">
            <text:p>2.0778362751</text:p>
          </table:table-cell>
          <table:table-cell office:value-type="float" office:value="0.258522719144821" calcext:value-type="float">
            <text:p>0.25852271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.51530575752258" calcext:value-type="float">
            <text:p>2.5153057575</text:p>
          </table:table-cell>
          <table:table-cell office:value-type="float" office:value="0.435117185115814" calcext:value-type="float">
            <text:p>0.4351171851</text:p>
          </table:table-cell>
          <table:table-cell office:value-type="float" office:value="0.379184633493423" calcext:value-type="float">
            <text:p>0.3791846335</text:p>
          </table:table-cell>
          <table:table-cell office:value-type="float" office:value="0.887310624122619" calcext:value-type="float">
            <text:p>0.88731062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4.14528322219848" calcext:value-type="float">
            <text:p>4.1452832222</text:p>
          </table:table-cell>
          <table:table-cell office:value-type="float" office:value="0.114636495709419" calcext:value-type="float">
            <text:p>0.1146364957</text:p>
          </table:table-cell>
          <table:table-cell office:value-type="float" office:value="0.198667213320732" calcext:value-type="float">
            <text:p>0.1986672133</text:p>
          </table:table-cell>
          <table:table-cell office:value-type="float" office:value="0.938446998596191" calcext:value-type="float">
            <text:p>0.93844699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float" office:value="5.74094057083129" calcext:value-type="float">
            <text:p>5.7409405708</text:p>
          </table:table-cell>
          <table:table-cell office:value-type="float" office:value="0.131890594959259" calcext:value-type="float">
            <text:p>0.131890595</text:p>
          </table:table-cell>
          <table:table-cell office:value-type="float" office:value="0.174532160162925" calcext:value-type="float">
            <text:p>0.1745321602</text:p>
          </table:table-cell>
          <table:table-cell office:value-type="float" office:value="0.941761374473571" calcext:value-type="float">
            <text:p>0.94176137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7.37911701202392" calcext:value-type="float">
            <text:p>7.379117012</text:p>
          </table:table-cell>
          <table:table-cell office:value-type="float" office:value="0.113338142633438" calcext:value-type="float">
            <text:p>0.1133381426</text:p>
          </table:table-cell>
          <table:table-cell office:value-type="float" office:value="0.178093656897544" calcext:value-type="float">
            <text:p>0.1780936569</text:p>
          </table:table-cell>
          <table:table-cell office:value-type="float" office:value="0.948390126228332" calcext:value-type="float">
            <text:p>0.94839012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8.98762106895446" calcext:value-type="float">
            <text:p>8.987621069</text:p>
          </table:table-cell>
          <table:table-cell office:value-type="float" office:value="0.0351805724203586" calcext:value-type="float">
            <text:p>0.0351805724</text:p>
          </table:table-cell>
          <table:table-cell office:value-type="float" office:value="0.128827691078186" calcext:value-type="float">
            <text:p>0.1288276911</text:p>
          </table:table-cell>
          <table:table-cell office:value-type="float" office:value="0.961174249649047" calcext:value-type="float">
            <text:p>0.96117424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01606106758117" calcext:value-type="float">
            <text:p>1.0160610676</text:p>
          </table:table-cell>
          <table:table-cell office:value-type="float" office:value="3.2381887435913" calcext:value-type="float">
            <text:p>3.2381887436</text:p>
          </table:table-cell>
          <table:table-cell office:value-type="float" office:value="16.9359817504882" calcext:value-type="float">
            <text:p>16.9359817505</text:p>
          </table:table-cell>
          <table:table-cell office:value-type="float" office:value="0.251893937587738" calcext:value-type="float">
            <text:p>0.25189393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3.22900533676147" calcext:value-type="float">
            <text:p>3.2290053368</text:p>
          </table:table-cell>
          <table:table-cell office:value-type="float" office:value="0.40139827132225" calcext:value-type="float">
            <text:p>0.4013982713</text:p>
          </table:table-cell>
          <table:table-cell office:value-type="float" office:value="0.462884902954101" calcext:value-type="float">
            <text:p>0.462884903</text:p>
          </table:table-cell>
          <table:table-cell office:value-type="float" office:value="0.853693187236785" calcext:value-type="float">
            <text:p>0.8536931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5.43351984024047" calcext:value-type="float">
            <text:p>5.4335198402</text:p>
          </table:table-cell>
          <table:table-cell office:value-type="float" office:value="0.16879291832447" calcext:value-type="float">
            <text:p>0.1687929183</text:p>
          </table:table-cell>
          <table:table-cell office:value-type="float" office:value="0.206406846642494" calcext:value-type="float">
            <text:p>0.2064068466</text:p>
          </table:table-cell>
          <table:table-cell office:value-type="float" office:value="0.926136374473571" calcext:value-type="float">
            <text:p>0.92613637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0" calcext:value-type="float">
            <text:p>300</text:p>
          </table:table-cell>
          <table:table-cell office:value-type="float" office:value="7.60839653015136" calcext:value-type="float">
            <text:p>7.6083965302</text:p>
          </table:table-cell>
          <table:table-cell office:value-type="float" office:value="0.202249705791473" calcext:value-type="float">
            <text:p>0.2022497058</text:p>
          </table:table-cell>
          <table:table-cell office:value-type="float" office:value="0.166517198085784" calcext:value-type="float">
            <text:p>0.1665171981</text:p>
          </table:table-cell>
          <table:table-cell office:value-type="float" office:value="0.939867436885833" calcext:value-type="float">
            <text:p>0.93986743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9.81136059761047" calcext:value-type="float">
            <text:p>9.8113605976</text:p>
          </table:table-cell>
          <table:table-cell office:value-type="float" office:value="0.112040378153324" calcext:value-type="float">
            <text:p>0.1120403782</text:p>
          </table:table-cell>
          <table:table-cell office:value-type="float" office:value="0.154483869671821" calcext:value-type="float">
            <text:p>0.1544838697</text:p>
          </table:table-cell>
          <table:table-cell office:value-type="float" office:value="0.944128811359405" calcext:value-type="float">
            <text:p>0.9441288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2.0329957008361" calcext:value-type="float">
            <text:p>12.0329957008</text:p>
          </table:table-cell>
          <table:table-cell office:value-type="float" office:value="0.0757657065987587" calcext:value-type="float">
            <text:p>0.0757657066</text:p>
          </table:table-cell>
          <table:table-cell office:value-type="float" office:value="0.123504020273685" calcext:value-type="float">
            <text:p>0.1235040203</text:p>
          </table:table-cell>
          <table:table-cell office:value-type="float" office:value="0.959753811359405" calcext:value-type="float">
            <text:p>0.95975381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2593517303466" calcext:value-type="float">
            <text:p>1.025935173</text:p>
          </table:table-cell>
          <table:table-cell office:value-type="float" office:value="2.03331089019775" calcext:value-type="float">
            <text:p>2.0333108902</text:p>
          </table:table-cell>
          <table:table-cell office:value-type="float" office:value="10.1004123687744" calcext:value-type="float">
            <text:p>10.100412368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.15967488288879" calcext:value-type="float">
            <text:p>3.1596748829</text:p>
          </table:table-cell>
          <table:table-cell office:value-type="float" office:value="0.25909623503685" calcext:value-type="float">
            <text:p>0.259096235</text:p>
          </table:table-cell>
          <table:table-cell office:value-type="float" office:value="0.280656576156616" calcext:value-type="float">
            <text:p>0.2806565762</text:p>
          </table:table-cell>
          <table:table-cell office:value-type="float" office:value="0.91903406381607" calcext:value-type="float">
            <text:p>0.91903406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5.3187391757965" calcext:value-type="float">
            <text:p>5.3187391758</text:p>
          </table:table-cell>
          <table:table-cell office:value-type="float" office:value="0.247332617640495" calcext:value-type="float">
            <text:p>0.2473326176</text:p>
          </table:table-cell>
          <table:table-cell office:value-type="float" office:value="0.213266626000404" calcext:value-type="float">
            <text:p>0.213266626</text:p>
          </table:table-cell>
          <table:table-cell office:value-type="float" office:value="0.932291686534881" calcext:value-type="float">
            <text:p>0.93229168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7.46707463264465" calcext:value-type="float">
            <text:p>7.4670746326</text:p>
          </table:table-cell>
          <table:table-cell office:value-type="float" office:value="0.132720977067947" calcext:value-type="float">
            <text:p>0.1327209771</text:p>
          </table:table-cell>
          <table:table-cell office:value-type="float" office:value="0.166915535926818" calcext:value-type="float">
            <text:p>0.1669155359</text:p>
          </table:table-cell>
          <table:table-cell office:value-type="float" office:value="0.948863625526428" calcext:value-type="float">
            <text:p>0.94886362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9.64737653732299" calcext:value-type="float">
            <text:p>9.6473765373</text:p>
          </table:table-cell>
          <table:table-cell office:value-type="float" office:value="0.0671573206782341" calcext:value-type="float">
            <text:p>0.0671573207</text:p>
          </table:table-cell>
          <table:table-cell office:value-type="float" office:value="0.151573225855827" calcext:value-type="float">
            <text:p>0.1515732259</text:p>
          </table:table-cell>
          <table:table-cell office:value-type="float" office:value="0.951704561710357" calcext:value-type="float">
            <text:p>0.95170456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11.8034918308258" calcext:value-type="float">
            <text:p>11.8034918308</text:p>
          </table:table-cell>
          <table:table-cell office:value-type="float" office:value="0.125967621803283" calcext:value-type="float">
            <text:p>0.1259676218</text:p>
          </table:table-cell>
          <table:table-cell office:value-type="float" office:value="0.137607812881469" calcext:value-type="float">
            <text:p>0.1376078129</text:p>
          </table:table-cell>
          <table:table-cell office:value-type="float" office:value="0.955492436885833" calcext:value-type="float">
            <text:p>0.95549243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921699523925781" calcext:value-type="float">
            <text:p>0.9216995239</text:p>
          </table:table-cell>
          <table:table-cell office:value-type="float" office:value="3.31473898887634" calcext:value-type="float">
            <text:p>3.3147389889</text:p>
          </table:table-cell>
          <table:table-cell office:value-type="float" office:value="1.53034675121307" calcext:value-type="float">
            <text:p>1.5303467512</text:p>
          </table:table-cell>
          <table:table-cell office:value-type="float" office:value="0.132102265954017" calcext:value-type="float">
            <text:p>0.1321022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.63533878326416" calcext:value-type="float">
            <text:p>2.6353387833</text:p>
          </table:table-cell>
          <table:table-cell office:value-type="float" office:value="0.331758499145507" calcext:value-type="float">
            <text:p>0.3317584991</text:p>
          </table:table-cell>
          <table:table-cell office:value-type="float" office:value="0.236616060137748" calcext:value-type="float">
            <text:p>0.2366160601</text:p>
          </table:table-cell>
          <table:table-cell office:value-type="float" office:value="0.926609873771667" calcext:value-type="float">
            <text:p>0.92660987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4.40499138832092" calcext:value-type="float">
            <text:p>4.4049913883</text:p>
          </table:table-cell>
          <table:table-cell office:value-type="float" office:value="0.108613826334476" calcext:value-type="float">
            <text:p>0.1086138263</text:p>
          </table:table-cell>
          <table:table-cell office:value-type="float" office:value="0.182627975940704" calcext:value-type="float">
            <text:p>0.1826279759</text:p>
          </table:table-cell>
          <table:table-cell office:value-type="float" office:value="0.93465906381607" calcext:value-type="float">
            <text:p>0.9346590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float" office:value="6.16460633277893" calcext:value-type="float">
            <text:p>6.1646063328</text:p>
          </table:table-cell>
          <table:table-cell office:value-type="float" office:value="0.269049942493438" calcext:value-type="float">
            <text:p>0.2690499425</text:p>
          </table:table-cell>
          <table:table-cell office:value-type="float" office:value="0.157065868377685" calcext:value-type="float">
            <text:p>0.1570658684</text:p>
          </table:table-cell>
          <table:table-cell office:value-type="float" office:value="0.94696968793869" calcext:value-type="float">
            <text:p>0.94696968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7.94881534576416" calcext:value-type="float">
            <text:p>7.9488153458</text:p>
          </table:table-cell>
          <table:table-cell office:value-type="float" office:value="0.0995246022939682" calcext:value-type="float">
            <text:p>0.0995246023</text:p>
          </table:table-cell>
          <table:table-cell office:value-type="float" office:value="0.132957354187965" calcext:value-type="float">
            <text:p>0.1329573542</text:p>
          </table:table-cell>
          <table:table-cell office:value-type="float" office:value="0.955018937587738" calcext:value-type="float">
            <text:p>0.95501893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9.7083933353424" calcext:value-type="float">
            <text:p>9.7083933353</text:p>
          </table:table-cell>
          <table:table-cell office:value-type="float" office:value="0.0503296814858913" calcext:value-type="float">
            <text:p>0.0503296815</text:p>
          </table:table-cell>
          <table:table-cell office:value-type="float" office:value="0.124640479683876" calcext:value-type="float">
            <text:p>0.1246404797</text:p>
          </table:table-cell>
          <table:table-cell office:value-type="float" office:value="0.95643937587738" calcext:value-type="float">
            <text:p>0.95643937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02624702453613" calcext:value-type="float">
            <text:p>1.0262470245</text:p>
          </table:table-cell>
          <table:table-cell office:value-type="float" office:value="4.02619981765747" calcext:value-type="float">
            <text:p>4.0261998177</text:p>
          </table:table-cell>
          <table:table-cell office:value-type="float" office:value="7.69529104232788" calcext:value-type="float">
            <text:p>7.6952910423</text:p>
          </table:table-cell>
          <table:table-cell office:value-type="float" office:value="0.457859843969345" calcext:value-type="float">
            <text:p>0.4578598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3.00770330429077" calcext:value-type="float">
            <text:p>3.0077033043</text:p>
          </table:table-cell>
          <table:table-cell office:value-type="float" office:value="0.323691606521606" calcext:value-type="float">
            <text:p>0.3236916065</text:p>
          </table:table-cell>
          <table:table-cell office:value-type="float" office:value="0.269667237997055" calcext:value-type="float">
            <text:p>0.269667238</text:p>
          </table:table-cell>
          <table:table-cell office:value-type="float" office:value="0.936553001403808" calcext:value-type="float">
            <text:p>0.9365530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4.97574067115783" calcext:value-type="float">
            <text:p>4.9757406712</text:p>
          </table:table-cell>
          <table:table-cell office:value-type="float" office:value="0.124939143657684" calcext:value-type="float">
            <text:p>0.1249391437</text:p>
          </table:table-cell>
          <table:table-cell office:value-type="float" office:value="0.161676302552223" calcext:value-type="float">
            <text:p>0.1616763026</text:p>
          </table:table-cell>
          <table:table-cell office:value-type="float" office:value="0.948390126228332" calcext:value-type="float">
            <text:p>0.94839012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0" calcext:value-type="float">
            <text:p>300</text:p>
          </table:table-cell>
          <table:table-cell office:value-type="float" office:value="6.92956447601318" calcext:value-type="float">
            <text:p>6.929564476</text:p>
          </table:table-cell>
          <table:table-cell office:value-type="float" office:value="0.177078366279602" calcext:value-type="float">
            <text:p>0.1770783663</text:p>
          </table:table-cell>
          <table:table-cell office:value-type="float" office:value="0.132820352911949" calcext:value-type="float">
            <text:p>0.1328203529</text:p>
          </table:table-cell>
          <table:table-cell office:value-type="float" office:value="0.958333313465118" calcext:value-type="float">
            <text:p>0.95833331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8.89961957931518" calcext:value-type="float">
            <text:p>8.8996195793</text:p>
          </table:table-cell>
          <table:table-cell office:value-type="float" office:value="0.108406923711299" calcext:value-type="float">
            <text:p>0.1084069237</text:p>
          </table:table-cell>
          <table:table-cell office:value-type="float" office:value="0.122248291969299" calcext:value-type="float">
            <text:p>0.122248292</text:p>
          </table:table-cell>
          <table:table-cell office:value-type="float" office:value="0.963541686534881" calcext:value-type="float">
            <text:p>0.96354168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office:value-type="float" office:value="10.8744447231292" calcext:value-type="float">
            <text:p>10.8744447231</text:p>
          </table:table-cell>
          <table:table-cell office:value-type="float" office:value="0.0462368093430995" calcext:value-type="float">
            <text:p>0.0462368093</text:p>
          </table:table-cell>
          <table:table-cell office:value-type="float" office:value="0.0980952605605125" calcext:value-type="float">
            <text:p>0.0980952606</text:p>
          </table:table-cell>
          <table:table-cell office:value-type="float" office:value="0.973011374473571" calcext:value-type="float">
            <text:p>0.97301137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03249263763427" calcext:value-type="float">
            <text:p>1.0324926376</text:p>
          </table:table-cell>
          <table:table-cell office:value-type="float" office:value="2.6277642250061" calcext:value-type="float">
            <text:p>2.627764225</text:p>
          </table:table-cell>
          <table:table-cell office:value-type="float" office:value="2.44171237945556" calcext:value-type="float">
            <text:p>2.4417123795</text:p>
          </table:table-cell>
          <table:table-cell office:value-type="float" office:value="0.33333334326744" calcext:value-type="float">
            <text:p>0.33333334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.92848134040832" calcext:value-type="float">
            <text:p>2.9284813404</text:p>
          </table:table-cell>
          <table:table-cell office:value-type="float" office:value="0.32861590385437" calcext:value-type="float">
            <text:p>0.3286159039</text:p>
          </table:table-cell>
          <table:table-cell office:value-type="float" office:value="0.332846254110336" calcext:value-type="float">
            <text:p>0.3328462541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4.83222603797912" calcext:value-type="float">
            <text:p>4.832226038</text:p>
          </table:table-cell>
          <table:table-cell office:value-type="float" office:value="0.15361338853836" calcext:value-type="float">
            <text:p>0.1536133885</text:p>
          </table:table-cell>
          <table:table-cell office:value-type="float" office:value="0.188076555728912" calcext:value-type="float">
            <text:p>0.1880765557</text:p>
          </table:table-cell>
          <table:table-cell office:value-type="float" office:value="0.936553001403808" calcext:value-type="float">
            <text:p>0.93655300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office:value-type="float" office:value="6.73485422134399" calcext:value-type="float">
            <text:p>6.7348542213</text:p>
          </table:table-cell>
          <table:table-cell office:value-type="float" office:value="0.175647556781768" calcext:value-type="float">
            <text:p>0.1756475568</text:p>
          </table:table-cell>
          <table:table-cell office:value-type="float" office:value="0.150594830513" calcext:value-type="float">
            <text:p>0.1505948305</text:p>
          </table:table-cell>
          <table:table-cell office:value-type="float" office:value="0.944128811359405" calcext:value-type="float">
            <text:p>0.9441288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office:value-type="float" office:value="8.63054037094116" calcext:value-type="float">
            <text:p>8.6305403709</text:p>
          </table:table-cell>
          <table:table-cell office:value-type="float" office:value="0.0905262976884841" calcext:value-type="float">
            <text:p>0.0905262977</text:p>
          </table:table-cell>
          <table:table-cell office:value-type="float" office:value="0.132743120193481" calcext:value-type="float">
            <text:p>0.1327431202</text:p>
          </table:table-cell>
          <table:table-cell office:value-type="float" office:value="0.955018937587738" calcext:value-type="float">
            <text:p>0.95501893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10.557596206665" calcext:value-type="float">
            <text:p>10.5575962067</text:p>
          </table:table-cell>
          <table:table-cell office:value-type="float" office:value="0.0447719097137451" calcext:value-type="float">
            <text:p>0.0447719097</text:p>
          </table:table-cell>
          <table:table-cell office:value-type="float" office:value="0.110986478626728" calcext:value-type="float">
            <text:p>0.1109864786</text:p>
          </table:table-cell>
          <table:table-cell office:value-type="float" office:value="0.964962124824523" calcext:value-type="float">
            <text:p>0.96496212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05701994895935" calcext:value-type="float">
            <text:p>1.057019949</text:p>
          </table:table-cell>
          <table:table-cell office:value-type="float" office:value="2.04426407814025" calcext:value-type="float">
            <text:p>2.0442640781</text:p>
          </table:table-cell>
          <table:table-cell office:value-type="float" office:value="2.85449981689453" calcext:value-type="float">
            <text:p>2.8544998169</text:p>
          </table:table-cell>
          <table:table-cell office:value-type="float" office:value="0.330965906381607" calcext:value-type="float">
            <text:p>0.33096590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.59121251106262" calcext:value-type="float">
            <text:p>3.5912125111</text:p>
          </table:table-cell>
          <table:table-cell office:value-type="float" office:value="0.200395926833152" calcext:value-type="float">
            <text:p>0.2003959268</text:p>
          </table:table-cell>
          <table:table-cell office:value-type="float" office:value="0.216662272810935" calcext:value-type="float">
            <text:p>0.2166622728</text:p>
          </table:table-cell>
          <table:table-cell office:value-type="float" office:value="0.926609873771667" calcext:value-type="float">
            <text:p>0.92660987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.13943123817443" calcext:value-type="float">
            <text:p>6.1394312382</text:p>
          </table:table-cell>
          <table:table-cell office:value-type="float" office:value="0.114391192793846" calcext:value-type="float">
            <text:p>0.1143911928</text:p>
          </table:table-cell>
          <table:table-cell office:value-type="float" office:value="0.164673805236816" calcext:value-type="float">
            <text:p>0.1646738052</text:p>
          </table:table-cell>
          <table:table-cell office:value-type="float" office:value="0.941761374473571" calcext:value-type="float">
            <text:p>0.94176137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8.72971940040588" calcext:value-type="float">
            <text:p>8.7297194004</text:p>
          </table:table-cell>
          <table:table-cell office:value-type="float" office:value="0.097081258893013" calcext:value-type="float">
            <text:p>0.0970812589</text:p>
          </table:table-cell>
          <table:table-cell office:value-type="float" office:value="0.162688747048378" calcext:value-type="float">
            <text:p>0.162688747</text:p>
          </table:table-cell>
          <table:table-cell office:value-type="float" office:value="0.935606062412262" calcext:value-type="float">
            <text:p>0.93560606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1.270723581314" calcext:value-type="float">
            <text:p>11.2707235813</text:p>
          </table:table-cell>
          <table:table-cell office:value-type="float" office:value="0.0834934934973716" calcext:value-type="float">
            <text:p>0.0834934935</text:p>
          </table:table-cell>
          <table:table-cell office:value-type="float" office:value="0.129236832261085" calcext:value-type="float">
            <text:p>0.1292368323</text:p>
          </table:table-cell>
          <table:table-cell office:value-type="float" office:value="0.952651500701904" calcext:value-type="float">
            <text:p>0.9526515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float" office:value="13.8170874118804" calcext:value-type="float">
            <text:p>13.8170874119</text:p>
          </table:table-cell>
          <table:table-cell office:value-type="float" office:value="0.0522680133581161" calcext:value-type="float">
            <text:p>0.0522680134</text:p>
          </table:table-cell>
          <table:table-cell office:value-type="float" office:value="0.111113779246807" calcext:value-type="float">
            <text:p>0.1111137792</text:p>
          </table:table-cell>
          <table:table-cell office:value-type="float" office:value="0.960700750350952" calcext:value-type="float">
            <text:p>0.96070075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07144546508789" calcext:value-type="float">
            <text:p>1.0714454651</text:p>
          </table:table-cell>
          <table:table-cell office:value-type="float" office:value="4.51363945007324" calcext:value-type="float">
            <text:p>4.5136394501</text:p>
          </table:table-cell>
          <table:table-cell office:value-type="float" office:value="3.23505520820617" calcext:value-type="float">
            <text:p>3.2350552082</text:p>
          </table:table-cell>
          <table:table-cell office:value-type="float" office:value="0.329071968793869" calcext:value-type="float">
            <text:p>0.32907196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3.56137156486511" calcext:value-type="float">
            <text:p>3.5613715649</text:p>
          </table:table-cell>
          <table:table-cell office:value-type="float" office:value="0.390961199998855" calcext:value-type="float">
            <text:p>0.3909612</text:p>
          </table:table-cell>
          <table:table-cell office:value-type="float" office:value="0.270841598510742" calcext:value-type="float">
            <text:p>0.2708415985</text:p>
          </table:table-cell>
          <table:table-cell office:value-type="float" office:value="0.924715936183929" calcext:value-type="float">
            <text:p>0.92471593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6.07781291007995" calcext:value-type="float">
            <text:p>6.0778129101</text:p>
          </table:table-cell>
          <table:table-cell office:value-type="float" office:value="0.169327989220619" calcext:value-type="float">
            <text:p>0.1693279892</text:p>
          </table:table-cell>
          <table:table-cell office:value-type="float" office:value="0.165368795394897" calcext:value-type="float">
            <text:p>0.1653687954</text:p>
          </table:table-cell>
          <table:table-cell office:value-type="float" office:value="0.941761374473571" calcext:value-type="float">
            <text:p>0.94176137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0" calcext:value-type="float">
            <text:p>300</text:p>
          </table:table-cell>
          <table:table-cell office:value-type="float" office:value="8.56568717956543" calcext:value-type="float">
            <text:p>8.5656871796</text:p>
          </table:table-cell>
          <table:table-cell office:value-type="float" office:value="0.113421700894832" calcext:value-type="float">
            <text:p>0.1134217009</text:p>
          </table:table-cell>
          <table:table-cell office:value-type="float" office:value="0.128890350461006" calcext:value-type="float">
            <text:p>0.1288903505</text:p>
          </table:table-cell>
          <table:table-cell office:value-type="float" office:value="0.95028406381607" calcext:value-type="float">
            <text:p>0.95028406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11.0356447696685" calcext:value-type="float">
            <text:p>11.0356447697</text:p>
          </table:table-cell>
          <table:table-cell office:value-type="float" office:value="0.134823337197303" calcext:value-type="float">
            <text:p>0.1348233372</text:p>
          </table:table-cell>
          <table:table-cell office:value-type="float" office:value="0.112043224275112" calcext:value-type="float">
            <text:p>0.1120432243</text:p>
          </table:table-cell>
          <table:table-cell office:value-type="float" office:value="0.961174249649047" calcext:value-type="float">
            <text:p>0.96117424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0" calcext:value-type="float">
            <text:p>500</text:p>
          </table:table-cell>
          <table:table-cell office:value-type="float" office:value="13.5030913352966" calcext:value-type="float">
            <text:p>13.5030913353</text:p>
          </table:table-cell>
          <table:table-cell office:value-type="float" office:value="0.0838298052549362" calcext:value-type="float">
            <text:p>0.0838298053</text:p>
          </table:table-cell>
          <table:table-cell office:value-type="float" office:value="0.102165274322032" calcext:value-type="float">
            <text:p>0.1021652743</text:p>
          </table:table-cell>
          <table:table-cell office:value-type="float" office:value="0.961647748947143" calcext:value-type="float">
            <text:p>0.96164774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07676458358764" calcext:value-type="float">
            <text:p>1.0767645836</text:p>
          </table:table-cell>
          <table:table-cell office:value-type="float" office:value="1.65599703788757" calcext:value-type="float">
            <text:p>1.6559970379</text:p>
          </table:table-cell>
          <table:table-cell office:value-type="float" office:value="1.43208670616149" calcext:value-type="float">
            <text:p>1.4320867062</text:p>
          </table:table-cell>
          <table:table-cell office:value-type="float" office:value="0.221590906381607" calcext:value-type="float">
            <text:p>0.2215909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3.4895920753479" calcext:value-type="float">
            <text:p>3.4895920753</text:p>
          </table:table-cell>
          <table:table-cell office:value-type="float" office:value="0.479025840759277" calcext:value-type="float">
            <text:p>0.4790258408</text:p>
          </table:table-cell>
          <table:table-cell office:value-type="float" office:value="0.368746131658554" calcext:value-type="float">
            <text:p>0.3687461317</text:p>
          </table:table-cell>
          <table:table-cell office:value-type="float" office:value="0.922348499298095" calcext:value-type="float">
            <text:p>0.92234849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5.94332027435302" calcext:value-type="float">
            <text:p>5.9433202744</text:p>
          </table:table-cell>
          <table:table-cell office:value-type="float" office:value="0.252615630626678" calcext:value-type="float">
            <text:p>0.2526156306</text:p>
          </table:table-cell>
          <table:table-cell office:value-type="float" office:value="0.216789707541465" calcext:value-type="float">
            <text:p>0.2167897075</text:p>
          </table:table-cell>
          <table:table-cell office:value-type="float" office:value="0.946496188640594" calcext:value-type="float">
            <text:p>0.94649618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0" calcext:value-type="float">
            <text:p>300</text:p>
          </table:table-cell>
          <table:table-cell office:value-type="float" office:value="8.35309147834777" calcext:value-type="float">
            <text:p>8.3530914783</text:p>
          </table:table-cell>
          <table:table-cell office:value-type="float" office:value="0.156318977475166" calcext:value-type="float">
            <text:p>0.1563189775</text:p>
          </table:table-cell>
          <table:table-cell office:value-type="float" office:value="0.158749178051948" calcext:value-type="float">
            <text:p>0.1587491781</text:p>
          </table:table-cell>
          <table:table-cell office:value-type="float" office:value="0.955018937587738" calcext:value-type="float">
            <text:p>0.95501893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office:value-type="float" office:value="10.8096785545349" calcext:value-type="float">
            <text:p>10.8096785545</text:p>
          </table:table-cell>
          <table:table-cell office:value-type="float" office:value="0.141580924391746" calcext:value-type="float">
            <text:p>0.1415809244</text:p>
          </table:table-cell>
          <table:table-cell office:value-type="float" office:value="0.154636338353157" calcext:value-type="float">
            <text:p>0.1546363384</text:p>
          </table:table-cell>
          <table:table-cell office:value-type="float" office:value="0.949810624122619" calcext:value-type="float">
            <text:p>0.94981062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office:value-type="float" office:value="13.2298600673675" calcext:value-type="float">
            <text:p>13.2298600674</text:p>
          </table:table-cell>
          <table:table-cell office:value-type="float" office:value="0.100088022649288" calcext:value-type="float">
            <text:p>0.1000880226</text:p>
          </table:table-cell>
          <table:table-cell office:value-type="float" office:value="0.131388336420059" calcext:value-type="float">
            <text:p>0.1313883364</text:p>
          </table:table-cell>
          <table:table-cell office:value-type="float" office:value="0.955018937587738" calcext:value-type="float">
            <text:p>0.95501893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09313488006591" calcext:value-type="float">
            <text:p>1.0931348801</text:p>
          </table:table-cell>
          <table:table-cell office:value-type="float" office:value="2.75957608222961" calcext:value-type="float">
            <text:p>2.7595760822</text:p>
          </table:table-cell>
          <table:table-cell office:value-type="float" office:value="2.26236701011657" calcext:value-type="float">
            <text:p>2.2623670101</text:p>
          </table:table-cell>
          <table:table-cell office:value-type="float" office:value="0.283617436885833" calcext:value-type="float">
            <text:p>0.2836174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3.41501927375793" calcext:value-type="float">
            <text:p>3.4150192738</text:p>
          </table:table-cell>
          <table:table-cell office:value-type="float" office:value="0.397411167621612" calcext:value-type="float">
            <text:p>0.3974111676</text:p>
          </table:table-cell>
          <table:table-cell office:value-type="float" office:value="0.345174729824066" calcext:value-type="float">
            <text:p>0.3451747298</text:p>
          </table:table-cell>
          <table:table-cell office:value-type="float" office:value="0.906723499298095" calcext:value-type="float">
            <text:p>0.90672349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5.74090027809143" calcext:value-type="float">
            <text:p>5.7409002781</text:p>
          </table:table-cell>
          <table:table-cell office:value-type="float" office:value="0.20053119957447" calcext:value-type="float">
            <text:p>0.2005311996</text:p>
          </table:table-cell>
          <table:table-cell office:value-type="float" office:value="0.228449419140815" calcext:value-type="float">
            <text:p>0.2284494191</text:p>
          </table:table-cell>
          <table:table-cell office:value-type="float" office:value="0.927083313465118" calcext:value-type="float">
            <text:p>0.92708331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0" calcext:value-type="float">
            <text:p>300</text:p>
          </table:table-cell>
          <table:table-cell office:value-type="float" office:value="8.08873605728149" calcext:value-type="float">
            <text:p>8.0887360573</text:p>
          </table:table-cell>
          <table:table-cell office:value-type="float" office:value="0.221860960125923" calcext:value-type="float">
            <text:p>0.2218609601</text:p>
          </table:table-cell>
          <table:table-cell office:value-type="float" office:value="0.187809571623802" calcext:value-type="float">
            <text:p>0.1878095716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office:value-type="float" office:value="10.412742614746" calcext:value-type="float">
            <text:p>10.4127426147</text:p>
          </table:table-cell>
          <table:table-cell office:value-type="float" office:value="0.122633829712867" calcext:value-type="float">
            <text:p>0.1226338297</text:p>
          </table:table-cell>
          <table:table-cell office:value-type="float" office:value="0.161126092076301" calcext:value-type="float">
            <text:p>0.1611260921</text:p>
          </table:table-cell>
          <table:table-cell office:value-type="float" office:value="0.941761374473571" calcext:value-type="float">
            <text:p>0.94176137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2.740178823471" calcext:value-type="float">
            <text:p>12.7401788235</text:p>
          </table:table-cell>
          <table:table-cell office:value-type="float" office:value="0.102653890848159" calcext:value-type="float">
            <text:p>0.1026538908</text:p>
          </table:table-cell>
          <table:table-cell office:value-type="float" office:value="0.135967388749122" calcext:value-type="float">
            <text:p>0.1359673887</text:p>
          </table:table-cell>
          <table:table-cell office:value-type="float" office:value="0.955018937587738" calcext:value-type="float">
            <text:p>0.95501893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10603141784667" calcext:value-type="float">
            <text:p>1.1060314178</text:p>
          </table:table-cell>
          <table:table-cell office:value-type="float" office:value="1.43747782707214" calcext:value-type="float">
            <text:p>1.4374778271</text:p>
          </table:table-cell>
          <table:table-cell office:value-type="float" office:value="1.40930891036987" calcext:value-type="float">
            <text:p>1.4093089104</text:p>
          </table:table-cell>
          <table:table-cell office:value-type="float" office:value="0.282670468091964" calcext:value-type="float">
            <text:p>0.28267046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3.37619805335998" calcext:value-type="float">
            <text:p>3.3761980534</text:p>
          </table:table-cell>
          <table:table-cell office:value-type="float" office:value="0.353298097848892" calcext:value-type="float">
            <text:p>0.3532980978</text:p>
          </table:table-cell>
          <table:table-cell office:value-type="float" office:value="0.300331592559814" calcext:value-type="float">
            <text:p>0.3003315926</text:p>
          </table:table-cell>
          <table:table-cell office:value-type="float" office:value="0.916666686534881" calcext:value-type="float">
            <text:p>0.9166666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5.66537642478942" calcext:value-type="float">
            <text:p>5.6653764248</text:p>
          </table:table-cell>
          <table:table-cell office:value-type="float" office:value="0.214551463723182" calcext:value-type="float">
            <text:p>0.2145514637</text:p>
          </table:table-cell>
          <table:table-cell office:value-type="float" office:value="0.197412237524986" calcext:value-type="float">
            <text:p>0.1974122375</text:p>
          </table:table-cell>
          <table:table-cell office:value-type="float" office:value="0.938446998596191" calcext:value-type="float">
            <text:p>0.93844699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" calcext:value-type="float">
            <text:p>300</text:p>
          </table:table-cell>
          <table:table-cell office:value-type="float" office:value="7.960289478302" calcext:value-type="float">
            <text:p>7.9602894783</text:p>
          </table:table-cell>
          <table:table-cell office:value-type="float" office:value="0.172059133648872" calcext:value-type="float">
            <text:p>0.1720591336</text:p>
          </table:table-cell>
          <table:table-cell office:value-type="float" office:value="0.172303900122642" calcext:value-type="float">
            <text:p>0.1723039001</text:p>
          </table:table-cell>
          <table:table-cell office:value-type="float" office:value="0.939867436885833" calcext:value-type="float">
            <text:p>0.93986743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office:value-type="float" office:value="10.2486824989318" calcext:value-type="float">
            <text:p>10.2486824989</text:p>
          </table:table-cell>
          <table:table-cell office:value-type="float" office:value="0.10509119182825" calcext:value-type="float">
            <text:p>0.1050911918</text:p>
          </table:table-cell>
          <table:table-cell office:value-type="float" office:value="0.143114671111106" calcext:value-type="float">
            <text:p>0.1431146711</text:p>
          </table:table-cell>
          <table:table-cell office:value-type="float" office:value="0.949337124824523" calcext:value-type="float">
            <text:p>0.94933712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0" calcext:value-type="float">
            <text:p>500</text:p>
          </table:table-cell>
          <table:table-cell office:value-type="float" office:value="12.5591483116149" calcext:value-type="float">
            <text:p>12.5591483116</text:p>
          </table:table-cell>
          <table:table-cell office:value-type="float" office:value="0.116312675178051" calcext:value-type="float">
            <text:p>0.1163126752</text:p>
          </table:table-cell>
          <table:table-cell office:value-type="float" office:value="0.142468303442001" calcext:value-type="float">
            <text:p>0.1424683034</text:p>
          </table:table-cell>
          <table:table-cell office:value-type="float" office:value="0.95028406381607" calcext:value-type="float">
            <text:p>0.9502840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39:12.153335435</meta:creation-date>
    <dc:date>2018-06-13T15:47:19.548998386</dc:date>
    <meta:editing-duration>PT8M7S</meta:editing-duration>
    <meta:editing-cycles>1</meta:editing-cycles>
    <meta:document-statistic meta:table-count="1" meta:cell-count="402" meta:object-count="0"/>
    <meta:generator>LibreOffice/5.1.6.2$Linux_X86_64 LibreOffice_project/10m0$Build-2</meta:generator>
  </office:meta>
</office:document-meta>
</file>